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fternamn</text:p>
          </table:table-cell>
          <table:table-cell office:value-type="string" calcext:value-type="string">
            <text:p>Förnamn</text:p>
          </table:table-cell>
          <table:table-cell office:value-type="string" calcext:value-type="string">
            <text:p>Födelsedatum</text:p>
          </table:table-cell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<text:s/>Dan</text:p>
          </table:table-cell>
          <table:table-cell office:value-type="date" office:date-value="1964-06-22" calcext:value-type="date">
            <text:p>1964-06-22</text:p>
          </table:table-cell>
        </table:table-row>
        <table:table-row table:style-name="ro1">
          <table:table-cell/>
          <table:table-cell office:value-type="string" calcext:value-type="string">
            <text:p>Grishamn</text:p>
          </table:table-cell>
          <table:table-cell office:value-type="string" calcext:value-type="string">
            <text:p><text:s/>John</text:p>
          </table:table-cell>
          <table:table-cell office:value-type="date" office:date-value="1955-02-08" calcext:value-type="date">
            <text:p>1955-02-08</text:p>
          </table:table-cell>
        </table:table-row>
        <table:table-row table:style-name="ro1">
          <table:table-cell/>
          <table:table-cell office:value-type="string" calcext:value-type="string">
            <text:p>Sten</text:p>
          </table:table-cell>
          <table:table-cell office:value-type="string" calcext:value-type="string">
            <text:p><text:s/>Viveca</text:p>
          </table:table-cell>
          <table:table-cell office:value-type="date" office:date-value="1959-06-18" calcext:value-type="date">
            <text:p>1959-06-18</text:p>
          </table:table-cell>
        </table:table-row>
        <table:table-row table:style-name="ro1">
          <table:table-cell/>
          <table:table-cell office:value-type="string" calcext:value-type="string">
            <text:p>Ekengren</text:p>
          </table:table-cell>
          <table:table-cell office:value-type="string" calcext:value-type="string">
            <text:p><text:s/>Stefan</text:p>
          </table:table-cell>
          <table:table-cell office:value-type="date" office:date-value="1963-12-08" calcext:value-type="date">
            <text:p>1963-12-08</text:p>
          </table:table-cell>
        </table:table-row>
        <table:table-row table:style-name="ro1">
          <table:table-cell/>
          <table:table-cell office:value-type="string" calcext:value-type="string">
            <text:p>Ernaux</text:p>
          </table:table-cell>
          <table:table-cell office:value-type="string" calcext:value-type="string">
            <text:p><text:s/>Annie</text:p>
          </table:table-cell>
          <table:table-cell office:value-type="date" office:date-value="1940-10-01" calcext:value-type="date">
            <text:p>1940-10-01</text:p>
          </table:table-cell>
        </table:table-row>
        <table:table-row table:style-name="ro1">
          <table:table-cell/>
          <table:table-cell office:value-type="string" calcext:value-type="string">
            <text:p>Keppler</text:p>
          </table:table-cell>
          <table:table-cell office:value-type="string" calcext:value-type="string">
            <text:p><text:s/>Lars</text:p>
          </table:table-cell>
          <table:table-cell office:value-type="date" office:date-value="1967-01-20" calcext:value-type="date">
            <text:p>1967-01-20</text:p>
          </table:table-cell>
        </table:table-row>
        <table:table-row table:style-name="ro1">
          <table:table-cell/>
          <table:table-cell office:value-type="string" calcext:value-type="string">
            <text:p>Hoover</text:p>
          </table:table-cell>
          <table:table-cell office:value-type="string" calcext:value-type="string">
            <text:p><text:s/>Colleen</text:p>
          </table:table-cell>
          <table:table-cell office:value-type="date" office:date-value="1979-12-11" calcext:value-type="date">
            <text:p>1979-12-11</text:p>
          </table:table-cell>
        </table:table-row>
        <table:table-row table:style-name="ro1">
          <table:table-cell/>
          <table:table-cell office:value-type="string" calcext:value-type="string">
            <text:p>Robert T</text:p>
          </table:table-cell>
          <table:table-cell office:value-type="string" calcext:value-type="string">
            <text:p><text:s/>Kiyosaki</text:p>
          </table:table-cell>
          <table:table-cell office:value-type="date" office:date-value="1947-04-08" calcext:value-type="date">
            <text:p>1947-04-08</text:p>
          </table:table-cell>
        </table:table-row>
        <table:table-row table:style-name="ro1">
          <table:table-cell/>
          <table:table-cell office:value-type="string" calcext:value-type="string">
            <text:p>Läckberg</text:p>
          </table:table-cell>
          <table:table-cell office:value-type="string" calcext:value-type="string">
            <text:p><text:s/>Camilla</text:p>
          </table:table-cell>
          <table:table-cell office:value-type="date" office:date-value="1974-08-30" calcext:value-type="date">
            <text:p>1974-08-30</text:p>
          </table:table-cell>
        </table:table-row>
        <table:table-row table:style-name="ro1">
          <table:table-cell/>
          <table:table-cell office:value-type="string" calcext:value-type="string">
            <text:p>Ljungdahl</text:p>
          </table:table-cell>
          <table:table-cell office:value-type="string" calcext:value-type="string">
            <text:p><text:s/>Lena</text:p>
          </table:table-cell>
          <table:table-cell office:value-type="date" office:date-value="1974-05-03" calcext:value-type="date">
            <text:p>1974-05-03</text:p>
          </table:table-cell>
        </table:table-row>
        <table:table-row table:style-name="ro1">
          <table:table-cell/>
          <table:table-cell office:value-type="string" calcext:value-type="string">
            <text:p>Jinghede</text:p>
          </table:table-cell>
          <table:table-cell office:value-type="string" calcext:value-type="string">
            <text:p><text:s/>Anna</text:p>
          </table:table-cell>
          <table:table-cell office:value-type="date" office:date-value="1974-02-14" calcext:value-type="date">
            <text:p>1974-02-14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55:52.390000000</meta:creation-date>
    <dc:date>2022-11-20T14:05:21.884000000</dc:date>
    <meta:editing-duration>PT3M17S</meta:editing-duration>
    <meta:editing-cycles>3</meta:editing-cycles>
    <meta:generator>LibreOffice/7.4.0.3$Windows_X86_64 LibreOffice_project/f85e47c08ddd19c015c0114a68350214f7066f5a</meta:generator>
    <meta:document-statistic meta:table-count="1" meta:cell-count="37" meta:object-count="0"/>
  </office:meta>
</office:document-meta>
</file>